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36.49pt"/>
    </style:style>
    <style:style style:name="co3" style:family="table-column">
      <style:table-column-properties fo:break-before="auto" style:column-width="526.2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bold" style:font-size-asian="11pt" style:font-style-asian="normal" style:font-weight-asian="bold" style:font-name-complex="&quot;Times New Roman&quot;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d9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bold" style:font-size-asian="11pt" style:font-style-asian="normal" style:font-weight-asian="bold" style:font-name-complex="&quot;Times New Roman&quot;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4" style:family="table-cell" style:parent-style-name="Default" style:data-style-name="N1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Times New Roman&quot;" fo:font-size="11pt" fo:font-style="normal" fo:text-shadow="none" style:text-underline-style="none" fo:font-weight="normal" style:font-size-asian="11pt" style:font-style-asian="normal" style:font-weight-asian="normal" style:font-name-complex="&quot;Times New Roman&quot;" style:font-size-complex="11pt" style:font-style-complex="normal" style:font-weight-complex="normal"/>
    </style:style>
    <style:style style:name="ce16" style:family="table-cell" style:parent-style-name="Default" style:data-style-name="N1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&quot;Times New Roman&quot;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&quot;Times New Roman&quot;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<text:s text:c="170"/>TEST REPORT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8" table:number-rows-spanned="1">
            <text:p><text:span text:style-name="T1">                                                                                                                                                           PROJECT NAME :TRELLO</text:span></text:p>
          </table:table-cell>
          <table:covered-table-cell table:number-columns-repeated="6" table:style-name="ce10"/>
          <table:covered-table-cell table:style-name="ce17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4">
            <text:p>EXECUTED <text:s text:c="136"/></text:p>
          </table:table-cell>
          <table:table-cell table:style-name="ce2" table:number-columns-spanned="1" table:number-rows-spanned="4"/>
          <table:table-cell table:style-name="ce2" office:value-type="string" calcext:value-type="string" table:number-columns-spanned="6" table:number-rows-spanned="1">
            <text:p>PASS <text:s text:c="123"/>170 <text:s text:c="70"/></text:p>
          </table:table-cell>
          <table:covered-table-cell table:number-columns-repeated="4" table:style-name="ce10"/>
          <table:covered-table-cell table:style-name="ce17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2" office:value-type="string" calcext:value-type="string" table:number-columns-spanned="6" table:number-rows-spanned="1">
            <text:p>FAIL <text:s text:c="125"/>0</text:p>
          </table:table-cell>
          <table:covered-table-cell table:number-columns-repeated="4" table:style-name="ce10"/>
          <table:covered-table-cell table:style-name="ce17"/>
          <table:table-cell table:number-columns-repeated="1016"/>
        </table:table-row>
        <table:table-row table:style-name="ro1">
          <table:covered-table-cell table:number-columns-repeated="2" table:style-name="ce3"/>
          <table:table-cell table:style-name="ce2" office:value-type="string" calcext:value-type="string" table:number-columns-spanned="6" table:number-rows-spanned="1">
            <text:p>(Total) TEST EXECUTED <text:s text:c="198"/></text:p>
          </table:table-cell>
          <table:covered-table-cell table:number-columns-repeated="4" table:style-name="ce10"/>
          <table:covered-table-cell table:style-name="ce17"/>
          <table:table-cell table:number-columns-repeated="1016"/>
        </table:table-row>
        <table:table-row table:style-name="ro1">
          <table:covered-table-cell table:number-columns-repeated="2" table:style-name="ce4"/>
          <table:table-cell table:style-name="ce2" office:value-type="string" calcext:value-type="string" table:number-columns-spanned="6" table:number-rows-spanned="1">
            <text:p>(PASS+FAIL) <text:s text:c="110"/>170</text:p>
          </table:table-cell>
          <table:covered-table-cell table:number-columns-repeated="4" table:style-name="ce10"/>
          <table:covered-table-cell table:style-name="ce17"/>
          <table:table-cell table:number-columns-repeated="1016"/>
        </table:table-row>
        <table:table-row table:style-name="ro1">
          <table:table-cell table:style-name="ce5" office:value-type="string" calcext:value-type="string">
            <text:p>Functions</text:p>
          </table:table-cell>
          <table:table-cell table:style-name="ce5" office:value-type="string" calcext:value-type="string">
            <text:p>Sub-Functions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No of test cases written</text:p>
          </table:table-cell>
          <table:table-cell table:style-name="ce5" office:value-type="string" calcext:value-type="string">
            <text:p>%TCs Pass</text:p>
          </table:table-cell>
          <table:table-cell table:style-name="ce5" office:value-type="string" calcext:value-type="string">
            <text:p>%TCs Fail</text:p>
          </table:table-cell>
          <table:table-cell table:style-name="ce5" office:value-type="string" calcext:value-type="string">
            <text:p>Priority</text:p>
          </table:table-cell>
          <table:table-cell table:style-name="ce5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Attachment</text:p>
          </table:table-cell>
          <table:table-cell table:style-name="ce6" office:value-type="string" calcext:value-type="string">
            <text:p>Search Attachment</text:p>
          </table:table-cell>
          <table:table-cell table:style-name="ce6" office:value-type="string" calcext:value-type="string">
            <text:p>Verify whether attachment button is working or not</text:p>
          </table:table-cell>
          <table:table-cell table:style-name="ce13" office:value-type="float" office:value="7" calcext:value-type="float">
            <text:p>7</text:p>
          </table:table-cell>
          <table:table-cell table:style-name="ce15" office:value-type="percentage" office:value="1" calcext:value-type="percentage">
            <text:p>100%</text:p>
          </table:table-cell>
          <table:table-cell table:style-name="ce15" office:value-type="percentage" office:value="0" calcext:value-type="percentage">
            <text:p>0%</text:p>
          </table:table-cell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Verify whether attachment link is pasted properly or not</text:p>
          </table:table-cell>
          <table:table-cell table:style-name="ce14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Verify whether link name is given proper or not</text:p>
          </table:table-cell>
          <table:table-cell table:style-name="ce14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Verify whether given link is addable or not</text:p>
          </table:table-cell>
          <table:table-cell table:style-name="ce14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Verify whether given link is editable </text:p>
          </table:table-cell>
          <table:table-cell table:style-name="ce14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Verify whether comment option is there </text:p>
          </table:table-cell>
          <table:table-cell table:style-name="ce14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Verify whether added link should be removed or not</text:p>
          </table:table-cell>
          <table:table-cell table:style-name="ce14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7" office:value-type="string" calcext:value-type="string">
            <text:p>Checklist</text:p>
          </table:table-cell>
          <table:table-cell table:style-name="ce6" office:value-type="string" calcext:value-type="string">
            <text:p>Search Checklist</text:p>
          </table:table-cell>
          <table:table-cell table:style-name="ce6" office:value-type="string" calcext:value-type="string">
            <text:p>Verify whether we can able to add checklist are not</text:p>
          </table:table-cell>
          <table:table-cell table:style-name="ce13" office:value-type="float" office:value="12" calcext:value-type="float">
            <text:p>12</text:p>
          </table:table-cell>
          <table:table-cell table:style-name="ce15" office:value-type="percentage" office:value="1" calcext:value-type="percentage">
            <text:p>100%</text:p>
          </table:table-cell>
          <table:table-cell table:style-name="ce15" office:value-type="percentage" office:value="0" calcext:value-type="percentage">
            <text:p>0%</text:p>
          </table:table-cell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Verify whether we can able to add default check list</text:p>
          </table:table-cell>
          <table:table-cell table:style-name="ce14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Verify whether default check list is appeared are not</text:p>
          </table:table-cell>
          <table:table-cell table:style-name="ce14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Verify whether we can add the items in checklist</text:p>
          </table:table-cell>
          <table:table-cell table:style-name="ce14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<text:s/>Verifywhether we can able to adjust space or drag that created items </text:p>
          </table:table-cell>
          <table:table-cell table:style-name="ce14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Verify whether created items are saved properly are not</text:p>
          </table:table-cell>
          <table:table-cell table:style-name="ce14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Verify saved items is visualize </text:p>
          </table:table-cell>
          <table:table-cell table:style-name="ce14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Verify saved items is not visualize</text:p>
          </table:table-cell>
          <table:table-cell table:style-name="ce14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Verify whether more items is clickable or not</text:p>
          </table:table-cell>
          <table:table-cell table:style-name="ce14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Verify whether created items are deleted</text:p>
          </table:table-cell>
          <table:table-cell table:style-name="ce14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Verify whether items are hide or not</text:p>
          </table:table-cell>
          <table:table-cell table:style-name="ce14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Verify whether items are hided</text:p>
          </table:table-cell>
          <table:table-cell table:style-name="ce14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office:value-type="string" calcext:value-type="string">
            <text:p>Cover</text:p>
          </table:table-cell>
          <table:table-cell table:style-name="ce6" office:value-type="string" calcext:value-type="string">
            <text:p>Search cover</text:p>
          </table:table-cell>
          <table:table-cell table:style-name="ce6" office:value-type="string" calcext:value-type="string">
            <text:p>Verify whether cover button is opening or not</text:p>
          </table:table-cell>
          <table:table-cell table:style-name="ce13" office:value-type="float" office:value="10" calcext:value-type="float">
            <text:p>10</text:p>
          </table:table-cell>
          <table:table-cell table:style-name="ce15" office:value-type="percentage" office:value="1" calcext:value-type="percentage">
            <text:p>100%</text:p>
          </table:table-cell>
          <table:table-cell table:style-name="ce15" office:value-type="percentage" office:value="0" calcext:value-type="percentage">
            <text:p>0%</text:p>
          </table:table-cell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Verify whether all the colors are added to the cards or not</text:p>
          </table:table-cell>
          <table:table-cell table:style-name="ce14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Verify whatever we gave color that should only appear</text:p>
          </table:table-cell>
          <table:table-cell table:style-name="ce14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Verify whether we can upload image card or not</text:p>
          </table:table-cell>
          <table:table-cell table:style-name="ce14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Verify whether we can add heading inside the image card or not</text:p>
          </table:table-cell>
          <table:table-cell table:style-name="ce14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Verify whatever we gave color that should only appear </text:p>
          </table:table-cell>
          <table:table-cell table:style-name="ce14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Verify whether given image card is display properly or not</text:p>
          </table:table-cell>
          <table:table-cell table:style-name="ce14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Verify whether we can change the color or image card</text:p>
          </table:table-cell>
          <table:table-cell table:style-name="ce14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Verify whether we can able to delete the image card</text:p>
          </table:table-cell>
          <table:table-cell table:style-name="ce14" table:number-columns-repeated="3"/>
          <table:table-cell table:style-name="ce2" office:value-type="string" calcext:value-type="string">
            <text:p>Low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Verify whether we can able to delete the color</text:p>
          </table:table-cell>
          <table:table-cell table:style-name="ce14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office:value-type="string" calcext:value-type="string">
            <text:p>Due Date</text:p>
          </table:table-cell>
          <table:table-cell table:style-name="ce6" office:value-type="string" calcext:value-type="string">
            <text:p>Search Due date</text:p>
          </table:table-cell>
          <table:table-cell table:style-name="ce6" office:value-type="string" calcext:value-type="string">
            <text:p>Verify whether due date button is clickable </text:p>
          </table:table-cell>
          <table:table-cell table:style-name="ce13" office:value-type="float" office:value="7" calcext:value-type="float">
            <text:p>7</text:p>
          </table:table-cell>
          <table:table-cell table:style-name="ce15" office:value-type="percentage" office:value="1" calcext:value-type="percentage">
            <text:p>100%</text:p>
          </table:table-cell>
          <table:table-cell table:style-name="ce15" office:value-type="percentage" office:value="0" calcext:value-type="percentage">
            <text:p>0%</text:p>
          </table:table-cell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Show due dates</text:p>
          </table:table-cell>
          <table:table-cell table:style-name="ce6" office:value-type="string" calcext:value-type="string">
            <text:p>Verify the shown due dates and time</text:p>
          </table:table-cell>
          <table:table-cell table:style-name="ce14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Verify whether given date and time is proper are not</text:p>
          </table:table-cell>
          <table:table-cell table:style-name="ce14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Select color</text:p>
          </table:table-cell>
          <table:table-cell table:style-name="ce6" office:value-type="string" calcext:value-type="string">
            <text:p>Verify whether given task is completed and its showing green color are not</text:p>
          </table:table-cell>
          <table:table-cell table:style-name="ce2"/>
          <table:table-cell table:style-name="ce14" table:number-columns-repeated="2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ighlates selected color</text:p>
          </table:table-cell>
          <table:table-cell table:style-name="ce6" office:value-type="string" calcext:value-type="string">
            <text:p>Verify if yellow color is appeared</text:p>
          </table:table-cell>
          <table:table-cell table:style-name="ce2"/>
          <table:table-cell table:style-name="ce14" table:number-columns-repeated="2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Show due date</text:p>
          </table:table-cell>
          <table:table-cell table:style-name="ce6" office:value-type="string" calcext:value-type="string">
            <text:p>Verify after clicking checkbox in due date it will show in activity or not</text:p>
          </table:table-cell>
          <table:table-cell table:style-name="ce2"/>
          <table:table-cell table:style-name="ce14" table:number-columns-repeated="2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Verify whether we can able to delete the due date</text:p>
          </table:table-cell>
          <table:table-cell table:style-name="ce13"/>
          <table:table-cell table:style-name="ce15" table:number-columns-repeated="2"/>
          <table:table-cell table:style-name="ce2" office:value-type="string" calcext:value-type="string">
            <text:p>Low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office:value-type="string" calcext:value-type="string">
            <text:p>Add to cart</text:p>
          </table:table-cell>
          <table:table-cell table:style-name="ce6" office:value-type="string" calcext:value-type="string">
            <text:p>Member</text:p>
          </table:table-cell>
          <table:table-cell table:style-name="ce6" office:value-type="string" calcext:value-type="string">
            <text:p>verify whether we can able to create new members to the card</text:p>
          </table:table-cell>
          <table:table-cell table:style-name="ce13" office:value-type="float" office:value="10" calcext:value-type="float">
            <text:p>10</text:p>
          </table:table-cell>
          <table:table-cell table:style-name="ce15" office:value-type="percentage" office:value="1" calcext:value-type="percentage">
            <text:p>100%</text:p>
          </table:table-cell>
          <table:table-cell table:style-name="ce15" office:value-type="percentage" office:value="0" calcext:value-type="percentage">
            <text:p>0%</text:p>
          </table:table-cell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/>
          <table:table-cell table:style-name="ce11"/>
          <table:table-cell table:style-name="ce6" office:value-type="string" calcext:value-type="string">
            <text:p>verify whether we can able to create new <text:s/>board members to the card</text:p>
          </table:table-cell>
          <table:table-cell table:style-name="ce14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verify whether we can able to add member name</text:p>
          </table:table-cell>
          <table:table-cell table:style-name="ce14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verify whether we can able to add Description</text:p>
          </table:table-cell>
          <table:table-cell table:style-name="ce14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Verify whether we can able to edit Description or not</text:p>
          </table:table-cell>
          <table:table-cell table:style-name="ce14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Verify whether we can save the edited description</text:p>
          </table:table-cell>
          <table:table-cell table:style-name="ce14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Verify whether we can able edit <text:s/>the comment or not</text:p>
          </table:table-cell>
          <table:table-cell table:style-name="ce14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Verify whether we can able to save the comment or not</text:p>
          </table:table-cell>
          <table:table-cell table:style-name="ce14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Verify whether we can able to delete the saved comment and check delete button is working or not</text:p>
          </table:table-cell>
          <table:table-cell table:style-name="ce14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Verify whether we can able to save the member</text:p>
          </table:table-cell>
          <table:table-cell table:style-name="ce14" table:number-columns-repeated="3"/>
          <table:table-cell table:style-name="ce2" office:value-type="string" calcext:value-type="string">
            <text:p>Low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office:value-type="string" calcext:value-type="string">
            <text:p>Add label</text:p>
          </table:table-cell>
          <table:table-cell table:style-name="ce6" office:value-type="string" calcext:value-type="string">
            <text:p>Search label</text:p>
          </table:table-cell>
          <table:table-cell table:style-name="ce6" office:value-type="string" calcext:value-type="string">
            <text:p>Verify whether we can add heading inside the image card or not</text:p>
          </table:table-cell>
          <table:table-cell table:style-name="ce6" office:value-type="float" office:value="8" calcext:value-type="float">
            <text:p>8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Verify whether we can able to add labels colors </text:p>
          </table:table-cell>
          <table:table-cell table:style-name="ce14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Verify whether we can able to added color is displayed properly</text:p>
          </table:table-cell>
          <table:table-cell table:style-name="ce14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Verify whether given color is appeared in headings </text:p>
          </table:table-cell>
          <table:table-cell table:style-name="ce14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Verify whether given color is highlighlated headings</text:p>
          </table:table-cell>
          <table:table-cell table:style-name="ce14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Verify whether delete option is there </text:p>
          </table:table-cell>
          <table:table-cell table:style-name="ce14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Verify whether disable color mode is there</text:p>
          </table:table-cell>
          <table:table-cell table:style-name="ce14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Verify whether we can able to give color is display or not</text:p>
          </table:table-cell>
          <table:table-cell table:style-name="ce14" table:number-columns-repeated="3"/>
          <table:table-cell table:style-name="ce2" office:value-type="string" calcext:value-type="string">
            <text:p>Low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office:value-type="string" calcext:value-type="string">
            <text:p>List</text:p>
          </table:table-cell>
          <table:table-cell table:style-name="ce6" office:value-type="string" calcext:value-type="string">
            <text:p>Adding List</text:p>
          </table:table-cell>
          <table:table-cell table:style-name="ce8" office:value-type="string" calcext:value-type="string">
            <text:p>verify whether we can able to write name on text box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100%%</text:p>
          </table:table-cell>
          <table:table-cell table:style-name="ce15" office:value-type="percentage" office:value="0" calcext:value-type="percentage">
            <text:p>0%</text:p>
          </table:table-cell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8" office:value-type="string" calcext:value-type="string">
            <text:p>verify whether add list button is working or not</text:p>
          </table:table-cell>
          <table:table-cell table:style-name="ce13"/>
          <table:table-cell table:style-name="ce15" table:number-columns-repeated="2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8" office:value-type="string" calcext:value-type="string">
            <text:p>verify whether we can remove the name in text box or not</text:p>
          </table:table-cell>
          <table:table-cell table:style-name="ce13"/>
          <table:table-cell table:style-name="ce15" table:number-columns-repeated="2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8" office:value-type="string" calcext:value-type="string">
            <text:p>Verify whether the close button is working or not</text:p>
          </table:table-cell>
          <table:table-cell table:style-name="ce13"/>
          <table:table-cell table:style-name="ce15" table:number-columns-repeated="2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8" office:value-type="string" calcext:value-type="string">
            <text:p>Verify whether there is options button or not</text:p>
          </table:table-cell>
          <table:table-cell table:style-name="ce13"/>
          <table:table-cell table:style-name="ce15" table:number-columns-repeated="2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8" office:value-type="string" calcext:value-type="string">
            <text:p>Verify whether the options button is clickable or not</text:p>
          </table:table-cell>
          <table:table-cell table:style-name="ce13"/>
          <table:table-cell table:style-name="ce15" table:number-columns-repeated="2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8" office:value-type="string" calcext:value-type="string">
            <text:p>verify whether add list button is present or not</text:p>
          </table:table-cell>
          <table:table-cell table:style-name="ce13"/>
          <table:table-cell table:style-name="ce15" table:number-columns-repeated="2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8" office:value-type="string" calcext:value-type="string">
            <text:p>Verify whether we can able to add list without giving list name</text:p>
          </table:table-cell>
          <table:table-cell table:style-name="ce13"/>
          <table:table-cell table:style-name="ce15" table:number-columns-repeated="2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8" office:value-type="string" calcext:value-type="string">
            <text:p>Verify whether we can add multiple lists with same list name</text:p>
          </table:table-cell>
          <table:table-cell table:style-name="ce13"/>
          <table:table-cell table:style-name="ce15" table:number-columns-repeated="2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8" office:value-type="string" calcext:value-type="string">
            <text:p>Verify whether <text:s/>we can able to add list by giving spaces in name text box</text:p>
          </table:table-cell>
          <table:table-cell table:style-name="ce13"/>
          <table:table-cell table:style-name="ce15" table:number-columns-repeated="2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office:value-type="string" calcext:value-type="string">
            <text:p>Card</text:p>
          </table:table-cell>
          <table:table-cell table:style-name="ce6" office:value-type="string" calcext:value-type="string">
            <text:p>Adding Card</text:p>
          </table:table-cell>
          <table:table-cell table:style-name="ce8" office:value-type="string" calcext:value-type="string">
            <text:p>Verify whether the add card <text:s/>button is clickable or not</text:p>
          </table:table-cell>
          <table:table-cell table:style-name="ce13" office:value-type="float" office:value="11" calcext:value-type="float">
            <text:p>11</text:p>
          </table:table-cell>
          <table:table-cell table:style-name="ce15" office:value-type="percentage" office:value="1" calcext:value-type="percentage">
            <text:p>100%</text:p>
          </table:table-cell>
          <table:table-cell table:style-name="ce15" office:value-type="percentage" office:value="0" calcext:value-type="percentage">
            <text:p>0%</text:p>
          </table:table-cell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8" office:value-type="string" calcext:value-type="string">
            <text:p>Verify whether there is add card option is there or not in options</text:p>
          </table:table-cell>
          <table:table-cell table:style-name="ce14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8" office:value-type="string" calcext:value-type="string">
            <text:p>Verify whether <text:s/>we can able to add card name <text:s/>by giving spaces in name text box</text:p>
          </table:table-cell>
          <table:table-cell table:style-name="ce14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8" office:value-type="string" calcext:value-type="string">
            <text:p>verify whether when we click on add card text box is opening or not</text:p>
          </table:table-cell>
          <table:table-cell table:style-name="ce14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8" office:value-type="string" calcext:value-type="string">
            <text:p>verify whether in text box we are able to give card name or not</text:p>
          </table:table-cell>
          <table:table-cell table:style-name="ce14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8" office:value-type="string" calcext:value-type="string">
            <text:p>verify whether we can remove the <text:s/>card name in text box or not</text:p>
          </table:table-cell>
          <table:table-cell table:style-name="ce14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8" office:value-type="string" calcext:value-type="string">
            <text:p>verify whether add card button is present or not</text:p>
          </table:table-cell>
          <table:table-cell table:style-name="ce6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8" office:value-type="string" calcext:value-type="string">
            <text:p>Verify whether the add card <text:s/>button is clickable or not</text:p>
          </table:table-cell>
          <table:table-cell table:style-name="ce6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8" office:value-type="string" calcext:value-type="string">
            <text:p>verify whether we can edit <text:s/>the existing <text:s/>card <text:s/>name or not</text:p>
          </table:table-cell>
          <table:table-cell table:style-name="ce6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8" office:value-type="string" calcext:value-type="string">
            <text:p>Verify whether we can add multiple cards with same card name</text:p>
          </table:table-cell>
          <table:table-cell table:style-name="ce6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8" office:value-type="string" calcext:value-type="string">
            <text:p>verify whether edit option is there or not</text:p>
          </table:table-cell>
          <table:table-cell table:style-name="ce6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office:value-type="string" calcext:value-type="string">
            <text:p>Copy list</text:p>
          </table:table-cell>
          <table:table-cell table:style-name="ce6" office:value-type="string" calcext:value-type="string">
            <text:p><text:s/>Copy list</text:p>
          </table:table-cell>
          <table:table-cell table:style-name="ce8" office:value-type="string" calcext:value-type="string">
            <text:p>Verify wheher the copy list <text:s/>option is present <text:s/>or not</text:p>
          </table:table-cell>
          <table:table-cell table:style-name="ce13" office:value-type="float" office:value="8" calcext:value-type="float">
            <text:p>8</text:p>
          </table:table-cell>
          <table:table-cell table:style-name="ce15" office:value-type="percentage" office:value="1" calcext:value-type="percentage">
            <text:p>100%</text:p>
          </table:table-cell>
          <table:table-cell table:style-name="ce15" office:value-type="percentage" office:value="0" calcext:value-type="percentage">
            <text:p>0%</text:p>
          </table:table-cell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8" office:value-type="string" calcext:value-type="string">
            <text:p>Verify inside copy list option is clickable or not</text:p>
          </table:table-cell>
          <table:table-cell table:style-name="ce6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8" office:value-type="string" calcext:value-type="string">
            <text:p>Verify whether the same name of list what we copied is displaying or not</text:p>
          </table:table-cell>
          <table:table-cell table:style-name="ce6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8" office:value-type="string" calcext:value-type="string">
            <text:p>Verify whether the copied list is appeared in main board or not</text:p>
          </table:table-cell>
          <table:table-cell table:style-name="ce6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8" office:value-type="string" calcext:value-type="string">
            <text:p>Verify whether create list option is clickable <text:s/>or not</text:p>
          </table:table-cell>
          <table:table-cell table:style-name="ce6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8" office:value-type="string" calcext:value-type="string">
            <text:p>Verify whether create list option is there or not</text:p>
          </table:table-cell>
          <table:table-cell table:style-name="ce6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8" office:value-type="string" calcext:value-type="string">
            <text:p>Verify whether the backward <text:s/>button is there <text:s/>or not</text:p>
          </table:table-cell>
          <table:table-cell table:style-name="ce6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8" office:value-type="string" calcext:value-type="string">
            <text:p>Verify whether the close button is there <text:s/>or not</text:p>
          </table:table-cell>
          <table:table-cell table:style-name="ce6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office:value-type="string" calcext:value-type="string">
            <text:p>Move list</text:p>
          </table:table-cell>
          <table:table-cell table:style-name="ce6" office:value-type="string" calcext:value-type="string">
            <text:p>Moving list</text:p>
          </table:table-cell>
          <table:table-cell table:style-name="ce8" office:value-type="string" calcext:value-type="string">
            <text:p>Verify wheher the move list <text:s/>option is present <text:s/>in options or not</text:p>
          </table:table-cell>
          <table:table-cell table:style-name="ce13" office:value-type="float" office:value="13" calcext:value-type="float">
            <text:p>13</text:p>
          </table:table-cell>
          <table:table-cell table:style-name="ce15" office:value-type="percentage" office:value="1" calcext:value-type="percentage">
            <text:p>100%</text:p>
          </table:table-cell>
          <table:table-cell table:style-name="ce15" office:value-type="percentage" office:value="0" calcext:value-type="percentage">
            <text:p>0%</text:p>
          </table:table-cell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8" office:value-type="string" calcext:value-type="string">
            <text:p>Verify inside move list option is clickable or not</text:p>
          </table:table-cell>
          <table:table-cell table:style-name="ce6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8" office:value-type="string" calcext:value-type="string">
            <text:p>verify whether board and position options are present or not</text:p>
          </table:table-cell>
          <table:table-cell table:style-name="ce6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8" office:value-type="string" calcext:value-type="string">
            <text:p>verify whether the board name dispalying is current workspace board or not</text:p>
          </table:table-cell>
          <table:table-cell table:style-name="ce6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8" office:value-type="string" calcext:value-type="string">
            <text:p>verify whether we can change the board to other workspace or not</text:p>
          </table:table-cell>
          <table:table-cell table:style-name="ce6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8" office:value-type="string" calcext:value-type="string">
            <text:p>verify whether the position has different positions or not</text:p>
          </table:table-cell>
          <table:table-cell table:style-name="ce6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8" office:value-type="string" calcext:value-type="string">
            <text:p>verify whether the position count is equal to number of lists in board</text:p>
          </table:table-cell>
          <table:table-cell table:style-name="ce6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8" office:value-type="string" calcext:value-type="string">
            <text:p>Verify whether the backward <text:s/>button is there <text:s/>or not</text:p>
          </table:table-cell>
          <table:table-cell table:style-name="ce6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8" office:value-type="string" calcext:value-type="string">
            <text:p>Verify whether the close button is there <text:s/>or not</text:p>
          </table:table-cell>
          <table:table-cell table:style-name="ce6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8" office:value-type="string" calcext:value-type="string">
            <text:p>Verify whether the move <text:s/>button is there <text:s/>or not</text:p>
          </table:table-cell>
          <table:table-cell table:style-name="ce6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8" office:value-type="string" calcext:value-type="string">
            <text:p>verify whether after clicking the move button list is moving to that position or not</text:p>
          </table:table-cell>
          <table:table-cell table:style-name="ce6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8" office:value-type="string" calcext:value-type="string">
            <text:p>verify whether the moved list contains all the cards of original list or not</text:p>
          </table:table-cell>
          <table:table-cell table:style-name="ce6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8" office:value-type="string" calcext:value-type="string">
            <text:p>verify whether the list is moving to the different workspace that we selected</text:p>
          </table:table-cell>
          <table:table-cell table:style-name="ce6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office:value-type="string" calcext:value-type="string">
            <text:p>watch</text:p>
          </table:table-cell>
          <table:table-cell table:style-name="ce6" office:value-type="string" calcext:value-type="string">
            <text:p>watch option</text:p>
          </table:table-cell>
          <table:table-cell table:style-name="ce8" office:value-type="string" calcext:value-type="string">
            <text:p>Verify wheher the watch list <text:s/>option is present <text:s/>in options or not</text:p>
          </table:table-cell>
          <table:table-cell table:style-name="ce13" office:value-type="float" office:value="5" calcext:value-type="float">
            <text:p>5</text:p>
          </table:table-cell>
          <table:table-cell table:style-name="ce15" office:value-type="percentage" office:value="1" calcext:value-type="percentage">
            <text:p>100%</text:p>
          </table:table-cell>
          <table:table-cell table:style-name="ce15" office:value-type="percentage" office:value="0" calcext:value-type="percentage">
            <text:p>0%</text:p>
          </table:table-cell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8" office:value-type="string" calcext:value-type="string">
            <text:p>Verify inside options watch list option is clickable or not</text:p>
          </table:table-cell>
          <table:table-cell table:style-name="ce6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8" office:value-type="string" calcext:value-type="string">
            <text:p>Verify whether after clicking on watch option some symbol is displaying on the left of options in list </text:p>
          </table:table-cell>
          <table:table-cell table:style-name="ce6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8" office:value-type="string" calcext:value-type="string">
            <text:p>verify whether the tick mark is present at the side of watch option after clicking watch option</text:p>
          </table:table-cell>
          <table:table-cell table:style-name="ce6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8" office:value-type="string" calcext:value-type="string">
            <text:p>Verify whether that symbol is displaying only for that particular list</text:p>
          </table:table-cell>
          <table:table-cell table:style-name="ce6" table:number-columns-repeated="3"/>
          <table:table-cell table:style-name="ce2" office:value-type="string" calcext:value-type="string">
            <text:p>High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8" office:value-type="string" calcext:value-type="string">
            <text:p>Board Setting</text:p>
          </table:table-cell>
          <table:table-cell table:style-name="ce8"/>
          <table:table-cell table:style-name="ce12" office:value-type="string" calcext:value-type="string">
            <text:p>verify we are able to click on board setting icon</text:p>
          </table:table-cell>
          <table:table-cell table:style-name="ce8" office:value-type="float" office:value="2" calcext:value-type="float">
            <text:p>2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hen we click on Board Setting Button it </text:p>
            <text:p>Should open Board setting page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office:value-type="string" calcext:value-type="string">
            <text:p>Board Setting</text:p>
          </table:table-cell>
          <table:table-cell table:style-name="ce8" office:value-type="string" calcext:value-type="string">
            <text:p>Name</text:p>
          </table:table-cell>
          <table:table-cell table:style-name="ce12" office:value-type="string" calcext:value-type="string">
            <text:p>verify whether name button is clickble or not</text:p>
          </table:table-cell>
          <table:table-cell table:style-name="ce8" office:value-type="float" office:value="8" calcext:value-type="float">
            <text:p>8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hen we click on Name pop up window </text:p>
            <text:p>Is opening or not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e are able to modify name in the pop up</text:p>
            <text:p>Window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hen we modify the name is saving or not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hether ok button is clickble or not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cancel button is clickble or not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hen we click on cancel and ok button </text:p>
            <text:p>Pop up window should be closed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hether we are able to save without giving the </text:p>
            <text:p> Name In the pop up window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office:value-type="string" calcext:value-type="string">
            <text:p>Board Setting</text:p>
          </table:table-cell>
          <table:table-cell table:style-name="ce8" office:value-type="string" calcext:value-type="string">
            <text:p>Work Space</text:p>
          </table:table-cell>
          <table:table-cell table:style-name="ce12" office:value-type="string" calcext:value-type="string">
            <text:p>verify we are able to click on work space or not</text:p>
          </table:table-cell>
          <table:table-cell table:style-name="ce8" office:value-type="float" office:value="6" calcext:value-type="float">
            <text:p>6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e able to change the work space or not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hether we are able click on ok button or not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cancel button is clickble or not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hen we click on cancel button the page </text:p>
            <text:p>Should be closed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hether we are able to select two work spaces at </text:p>
            <text:p>A time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office:value-type="string" calcext:value-type="string">
            <text:p>Board Setting</text:p>
          </table:table-cell>
          <table:table-cell table:style-name="ce8" office:value-type="string" calcext:value-type="string">
            <text:p>Edit Label</text:p>
          </table:table-cell>
          <table:table-cell table:style-name="ce12" office:value-type="string" calcext:value-type="string">
            <text:p>verify whether Edit Labels os clickble or not</text:p>
          </table:table-cell>
          <table:table-cell table:style-name="ce8" office:value-type="float" office:value="9" calcext:value-type="float">
            <text:p>9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hen we click on Edit Labels it is showing </text:p>
            <text:p>Different labels or not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hen we click on any label it showing an pop</text:p>
            <text:p>Up window or not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in the pop up we are able give label and give</text:p>
            <text:p>Name or not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hether Done,Cancel,Delete buttons are clickble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hen we click on Delete it is deleting that </text:p>
            <text:p>Label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hen we click on cancel button it should be </text:p>
            <text:p>Cancelled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e ar able to create create new label or not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ehether we are able to create create labels with</text:p>
            <text:p>Same name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office:value-type="string" calcext:value-type="string">
            <text:p>Board Setting</text:p>
          </table:table-cell>
          <table:table-cell table:style-name="ce8" office:value-type="string" calcext:value-type="string">
            <text:p>Bcak Ground</text:p>
          </table:table-cell>
          <table:table-cell table:style-name="ce12" office:value-type="string" calcext:value-type="string">
            <text:p>verify we are able to click on Background button</text:p>
          </table:table-cell>
          <table:table-cell table:style-name="ce8" office:value-type="float" office:value="8" calcext:value-type="float">
            <text:p>8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hen we click on back ground button it is </text:p>
            <text:p>Showing back ground images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hen we click on any background image it </text:p>
            <text:p>Changing the back ground color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e are able to click on plus symbol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hen we click on plus symbil it should open </text:p>
            <text:p>Pop up window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hen we click on take photo option in the pop </text:p>
            <text:p>Uo window it should open phone camera.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hen we click on file option in pop up window </text:p>
            <text:p>It should open local files in the phones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hether we are able to select the local file </text:p>
            <text:p>Images as background.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office:value-type="string" calcext:value-type="string">
            <text:p>Board Setting</text:p>
          </table:table-cell>
          <table:table-cell table:style-name="ce8" office:value-type="string" calcext:value-type="string">
            <text:p>Visibility</text:p>
          </table:table-cell>
          <table:table-cell table:style-name="ce12" office:value-type="string" calcext:value-type="string">
            <text:p>verify whetehr we are able to click on visibility</text:p>
          </table:table-cell>
          <table:table-cell table:style-name="ce8" office:value-type="float" office:value="11" calcext:value-type="float">
            <text:p>11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hen we click on visibility it should pop up </text:p>
            <text:p>Window should open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private is clcikble in the pop up window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hen we click on private it should accept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heteher workspace is clickble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hen we click on work space it should accept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hetehr we are able to click on public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hether when we click on public it should accept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hether cancel is clickble or not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hen we on cancel it should close pop up</text:p>
            <text:p>Window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e are able to select two options in the pop up </text:p>
            <text:p>Window.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office:value-type="string" calcext:value-type="string">
            <text:p>Board Settibg</text:p>
          </table:table-cell>
          <table:table-cell table:style-name="ce8" office:value-type="string" calcext:value-type="string">
            <text:p>commenting</text:p>
          </table:table-cell>
          <table:table-cell table:style-name="ce12" office:value-type="string" calcext:value-type="string">
            <text:p>verify when we click on commenting it should be </text:p>
            <text:p>Clickble</text:p>
          </table:table-cell>
          <table:table-cell table:style-name="ce8" office:value-type="float" office:value="11" calcext:value-type="float">
            <text:p>11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hen we clcik on commenting it should open </text:p>
            <text:p>Pop up window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hen we clcik on disabeled it should be clcikble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hen we clcik on disabled it should select that</text:p>
            <text:p>Option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hen we click on members it should be clickble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hen we click on members it should be selected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hen we click  on workspace members it should be</text:p>
            <text:p>Clickble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hen we click on work space members it should </text:p>
            <text:p>Be selected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e are able to click on cancel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hen we click on cancel it should close that pop up</text:p>
            <text:p>Window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hen we select two options in the pop up window </text:p>
            <text:p>It should not select.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office:value-type="string" calcext:value-type="string">
            <text:p>Board Setting</text:p>
          </table:table-cell>
          <table:table-cell table:style-name="ce8" office:value-type="string" calcext:value-type="string">
            <text:p>Let Members</text:p>
            <text:p>Add Others</text:p>
          </table:table-cell>
          <table:table-cell table:style-name="ce12" office:value-type="string" calcext:value-type="string">
            <text:p>Verify whether are able to we clcik on let members add </text:p>
            <text:p>Others</text:p>
          </table:table-cell>
          <table:table-cell table:style-name="ce8" office:value-type="float" office:value="3" calcext:value-type="float">
            <text:p>3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hen we click on let members add others he tick </text:p>
            <text:p>Mark is visible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hen tick mark is visible administrator can add </text:p>
            <text:p>Others or not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office:value-type="string" calcext:value-type="string">
            <text:p>Board Setting</text:p>
          </table:table-cell>
          <table:table-cell table:style-name="ce8" office:value-type="string" calcext:value-type="string">
            <text:p>Self Join</text:p>
          </table:table-cell>
          <table:table-cell table:style-name="ce12" office:value-type="string" calcext:value-type="string">
            <text:p>Verify whether we can able to delete the due date</text:p>
          </table:table-cell>
          <table:table-cell table:style-name="ce8" office:value-type="float" office:value="3" calcext:value-type="float">
            <text:p>3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when we click on self join tick mark is visible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hen tick mark is visible any member is added </text:p>
            <text:p>Without any permission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office:value-type="string" calcext:value-type="string">
            <text:p>Board Setting</text:p>
          </table:table-cell>
          <table:table-cell table:style-name="ce8" office:value-type="string" calcext:value-type="string">
            <text:p>Enable Card</text:p>
            <text:p>cover Images</text:p>
          </table:table-cell>
          <table:table-cell table:style-name="ce12" office:value-type="string" calcext:value-type="string">
            <text:p>verify whetehr Enable card cover images is clickble</text:p>
          </table:table-cell>
          <table:table-cell table:style-name="ce8" office:value-type="float" office:value="3" calcext:value-type="float">
            <text:p>3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hen we click on Enable card cover images</text:p>
            <text:p>Tick mark must be visible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hen we click on Enable card cover images it shound </text:p>
            <text:p>Show images on front of cards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office:value-type="string" calcext:value-type="string">
            <text:p>Board Setting</text:p>
          </table:table-cell>
          <table:table-cell table:style-name="ce8" office:value-type="string" calcext:value-type="string">
            <text:p>Available Offline</text:p>
          </table:table-cell>
          <table:table-cell table:style-name="ce12" office:value-type="string" calcext:value-type="string">
            <text:p>Verify whether Available offline is clickble</text:p>
          </table:table-cell>
          <table:table-cell table:style-name="ce8" office:value-type="float" office:value="3" calcext:value-type="float">
            <text:p>3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hen we click on Available offfline tick mark should</text:p>
            <text:p>Be visible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hen we click on Available offfline board content </text:p>
            <text:p>Will sync for offline viewing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office:value-type="string" calcext:value-type="string">
            <text:p>Board Setting</text:p>
          </table:table-cell>
          <table:table-cell table:style-name="ce8" office:value-type="string" calcext:value-type="string">
            <text:p>close Board</text:p>
          </table:table-cell>
          <table:table-cell table:style-name="ce12" office:value-type="string" calcext:value-type="string">
            <text:p>Verify when we click on close board it should be clickble</text:p>
          </table:table-cell>
          <table:table-cell table:style-name="ce8" office:value-type="float" office:value="2" calcext:value-type="float">
            <text:p>2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16" office:value-type="percentage" office:value="0" calcext:value-type="percentage">
            <text:p>0%</text:p>
          </table:table-cell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>
          <table:table-cell table:style-name="ce8" table:number-columns-repeated="2"/>
          <table:table-cell table:style-name="ce12" office:value-type="string" calcext:value-type="string">
            <text:p>verify when we click on close board it should close the board</text:p>
          </table:table-cell>
          <table:table-cell table:style-name="ce8" table:number-columns-repeated="3"/>
          <table:table-cell table:style-name="ce8" office:value-type="string" calcext:value-type="string">
            <text:p>High</text:p>
          </table:table-cell>
          <table:table-cell table:style-name="ce8"/>
          <table:table-cell table:style-name="ce18" table:number-columns-repeated="17"/>
          <table:table-cell table:number-columns-repeated="999"/>
        </table:table-row>
        <table:table-row table:style-name="ro1" table:number-rows-repeated="3">
          <table:table-cell table:style-name="ce9" table:number-columns-repeated="8"/>
          <table:table-cell table:number-columns-repeated="1016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<text:s/></text:p>
          </table:table-cell>
          <table:table-cell table:style-name="ce9" table:number-columns-repeated="5"/>
          <table:table-cell table:number-columns-repeated="1016"/>
        </table:table-row>
        <table:table-row table:style-name="ro1">
          <table:table-cell table:style-name="ce9" table:number-columns-repeated="8"/>
          <table:table-cell table:number-columns-repeated="1016"/>
        </table:table-row>
        <table:table-row table:style-name="ro1" table:number-rows-repeated="736">
          <table:table-cell table:style-name="ce9" table:number-columns-repeated="8"/>
          <table:table-cell table:number-columns-repeated="1016"/>
        </table:table-row>
        <table:table-row table:style-name="ro2" table:number-rows-repeated="10476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74" meta:object-count="0"/>
    <meta:generator>LibreOfficeDev/6.0.5.2$Linux_X86_64 LibreOffice_project/</meta:generator>
  </office:meta>
</office:document-meta>
</file>